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7118in" svg:y="3.3283in">
            <draw:object draw:notify-on-update-of-ranges="Sheet1.B8:Sheet1.B8 Sheet1.B9:Sheet1.B16 Sheet1.C8:Sheet1.C8 Sheet1.C9:Sheet1.C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1909in" svg:height="5in" svg:x="8.5925in" svg:y="4.2323in">
            <draw:object draw:notify-on-update-of-ranges="Sheet1.O8:Sheet1.O8 Sheet1.O9:Sheet1.O19 Sheet1.P8:Sheet1.P8 Sheet1.P9:Sheet1.P19 Sheet1.Q8:Sheet1.Q8 Sheet1.Q9:Sheet1.Q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7">
          <table:table-cell table:number-columns-repeated="17"/>
        </table:table-row>
        <table:table-row table:style-name="ro1">
          <table:table-cell/>
          <table:table-cell office:value-type="string" calcext:value-type="string">
            <text:p>Thread</text:p>
          </table:table-cell>
          <table:table-cell office:value-type="string" calcext:value-type="string">
            <text:p>Tiempo [%]</text:p>
          </table:table-cell>
          <table:table-cell table:number-columns-repeated="11"/>
          <table:table-cell office:value-type="string" calcext:value-type="string">
            <text:p>Número de Threads</text:p>
          </table:table-cell>
          <table:table-cell office:value-type="string" calcext:value-type="string">
            <text:p>% Tiempo para consumo de datos</text:p>
          </table:table-cell>
          <table:table-cell office:value-type="string" calcext:value-type="string">
            <text:p>Costo base de inicialización de procedimient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I9]" office:value-type="float" office:value="100" calcext:value-type="float">
            <text:p>100</text:p>
          </table:table-cell>
          <table:table-cell table:number-columns-repeated="3"/>
          <table:table-cell table:formula="of:=100/[.B9]" office:value-type="float" office:value="100" calcext:value-type="float">
            <text:p>100</text:p>
          </table:table-cell>
          <table:table-cell/>
          <table:table-cell table:formula="of:=[.G9]" office:value-type="float" office:value="100" calcext:value-type="float">
            <text:p>100</text:p>
          </table:table-cell>
          <table:table-cell table:number-columns-repeated="2"/>
          <table:table-cell table:formula="of:=100/[.O9]"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L9]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I10]" office:value-type="float" office:value="65" calcext:value-type="float">
            <text:p>65</text:p>
          </table:table-cell>
          <table:table-cell table:number-columns-repeated="3"/>
          <table:table-cell table:formula="of:=100/[.B10]" office:value-type="float" office:value="50" calcext:value-type="float">
            <text:p>50</text:p>
          </table:table-cell>
          <table:table-cell/>
          <table:table-cell table:formula="of:=[.G10]+15" office:value-type="float" office:value="65" calcext:value-type="float">
            <text:p>65</text:p>
          </table:table-cell>
          <table:table-cell table:number-columns-repeated="2"/>
          <table:table-cell table:formula="of:=100/[.O10]"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L10]+15"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I11]" office:value-type="float" office:value="40" calcext:value-type="float">
            <text:p>40</text:p>
          </table:table-cell>
          <table:table-cell table:number-columns-repeated="3"/>
          <table:table-cell table:formula="of:=100/[.B11]" office:value-type="float" office:value="25" calcext:value-type="float">
            <text:p>25</text:p>
          </table:table-cell>
          <table:table-cell/>
          <table:table-cell table:formula="of:=[.G11]+15" office:value-type="float" office:value="40" calcext:value-type="float">
            <text:p>40</text:p>
          </table:table-cell>
          <table:table-cell table:number-columns-repeated="2"/>
          <table:table-cell table:formula="of:=100/[.O11]"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L11]+15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I12]" office:value-type="float" office:value="27.5" calcext:value-type="float">
            <text:p>27.5</text:p>
          </table:table-cell>
          <table:table-cell table:number-columns-repeated="3"/>
          <table:table-cell table:formula="of:=100/[.B12]" office:value-type="float" office:value="12.5" calcext:value-type="float">
            <text:p>12.5</text:p>
          </table:table-cell>
          <table:table-cell/>
          <table:table-cell table:formula="of:=[.G12]+15" office:value-type="float" office:value="27.5" calcext:value-type="float">
            <text:p>27.5</text:p>
          </table:table-cell>
          <table:table-cell table:number-columns-repeated="2"/>
          <table:table-cell table:formula="of:=100/[.O12]" office:value-type="float" office:value="12.5" calcext:value-type="float">
            <text:p>12.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L12]+15" office:value-type="float" office:value="27.5" calcext:value-type="float">
            <text:p>27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I13]" office:value-type="float" office:value="21.25" calcext:value-type="float">
            <text:p>21.25</text:p>
          </table:table-cell>
          <table:table-cell table:number-columns-repeated="3"/>
          <table:table-cell table:formula="of:=100/[.B13]" office:value-type="float" office:value="6.25" calcext:value-type="float">
            <text:p>6.25</text:p>
          </table:table-cell>
          <table:table-cell/>
          <table:table-cell table:formula="of:=[.G13]+15" office:value-type="float" office:value="21.25" calcext:value-type="float">
            <text:p>21.25</text:p>
          </table:table-cell>
          <table:table-cell table:number-columns-repeated="2"/>
          <table:table-cell table:formula="of:=100/[.O13]" office:value-type="float" office:value="6.25" calcext:value-type="float">
            <text:p>6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L13]+15" office:value-type="float" office:value="21.25" calcext:value-type="float">
            <text:p>21.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I14]" office:value-type="float" office:value="18.125" calcext:value-type="float">
            <text:p>18.125</text:p>
          </table:table-cell>
          <table:table-cell table:number-columns-repeated="3"/>
          <table:table-cell table:formula="of:=100/[.B14]" office:value-type="float" office:value="3.125" calcext:value-type="float">
            <text:p>3.125</text:p>
          </table:table-cell>
          <table:table-cell/>
          <table:table-cell table:formula="of:=[.G14]+15" office:value-type="float" office:value="18.125" calcext:value-type="float">
            <text:p>18.125</text:p>
          </table:table-cell>
          <table:table-cell table:number-columns-repeated="2"/>
          <table:table-cell table:formula="of:=100/[.O14]" office:value-type="float" office:value="4.16666666666667" calcext:value-type="float">
            <text:p>4.166666666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L14]+15" office:value-type="float" office:value="19.1666666666667" calcext:value-type="float">
            <text:p>19.1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I15]" office:value-type="float" office:value="16.5625" calcext:value-type="float">
            <text:p>16.5625</text:p>
          </table:table-cell>
          <table:table-cell table:number-columns-repeated="3"/>
          <table:table-cell table:formula="of:=100/[.B15]" office:value-type="float" office:value="1.5625" calcext:value-type="float">
            <text:p>1.5625</text:p>
          </table:table-cell>
          <table:table-cell/>
          <table:table-cell table:formula="of:=[.G15]+15" office:value-type="float" office:value="16.5625" calcext:value-type="float">
            <text:p>16.5625</text:p>
          </table:table-cell>
          <table:table-cell table:number-columns-repeated="2"/>
          <table:table-cell table:formula="of:=100/[.O15]" office:value-type="float" office:value="3.125" calcext:value-type="float">
            <text:p>3.12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L15]+15" office:value-type="float" office:value="18.125" calcext:value-type="float">
            <text:p>18.1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I16]" office:value-type="float" office:value="15.78125" calcext:value-type="float">
            <text:p>15.78125</text:p>
          </table:table-cell>
          <table:table-cell table:number-columns-repeated="3"/>
          <table:table-cell table:formula="of:=100/[.B16]" office:value-type="float" office:value="0.78125" calcext:value-type="float">
            <text:p>0.78125</text:p>
          </table:table-cell>
          <table:table-cell/>
          <table:table-cell table:formula="of:=[.G16]+15" office:value-type="float" office:value="15.78125" calcext:value-type="float">
            <text:p>15.78125</text:p>
          </table:table-cell>
          <table:table-cell table:number-columns-repeated="2"/>
          <table:table-cell table:formula="of:=100/[.O16]" office:value-type="float" office:value="2.08333333333333" calcext:value-type="float">
            <text:p>2.083333333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L16]+15" office:value-type="float" office:value="17.0833333333333" calcext:value-type="float">
            <text:p>17.08333333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1"/>
          <table:table-cell table:formula="of:=100/[.O17]" office:value-type="float" office:value="1.5625" calcext:value-type="float">
            <text:p>1.562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L17]+15" office:value-type="float" office:value="16.5625" calcext:value-type="float">
            <text:p>16.56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1"/>
          <table:table-cell table:formula="of:=100/[.O18]" office:value-type="float" office:value="1.04166666666667" calcext:value-type="float">
            <text:p>1.041666666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L18]+15" office:value-type="float" office:value="16.0416666666667" calcext:value-type="float">
            <text:p>16.041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1"/>
          <table:table-cell table:formula="of:=100/[.O19]" office:value-type="float" office:value="0.78125" calcext:value-type="float">
            <text:p>0.78125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L19]+15" office:value-type="float" office:value="15.78125" calcext:value-type="float">
            <text:p>15.78125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01:05:27.128962060</meta:creation-date>
    <dc:date>2015-12-14T01:30:17.208651066</dc:date>
    <meta:editing-duration>PT13M10S</meta:editing-duration>
    <meta:editing-cycles>2</meta:editing-cycles>
    <meta:generator>LibreOffice/4.2.8.2$Linux_X86_64 LibreOffice_project/420m0$Build-2</meta:generator>
    <meta:document-statistic meta:table-count="1" meta:cell-count="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051cm" svg:stroke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325cm" svg:y="0.315cm" chart:style-name="ch2">
          <text:p>Tiempos para completar el consumo de datos en el caso estudiado</text:p>
        </chart:title>
        <chart:plot-area chart:style-name="ch3" table:cell-range-address="Sheet1.B8:Sheet1.C16" chart:data-source-has-labels="both" svg:x="1.354cm" svg:y="1.316cm" svg:width="14.326cm" svg:height="6.5cm">
          <chartooo:coordinate-region svg:x="2.24cm" svg:y="1.529cm" svg:width="13.44cm" svg:height="5.613cm"/>
          <chart:axis chart:dimension="x" chart:name="primary-x" chart:style-name="ch4" chartooo:axis-type="auto">
            <chartooo:date-scale/>
            <chart:title svg:x="6.993cm" svg:y="7.997cm" chart:style-name="ch5">
              <text:p>Número de Threads</text:p>
            </chart:title>
            <chart:categories table:cell-range-address="Sheet1.B9:Sheet1.B16"/>
          </chart:axis>
          <chart:axis chart:dimension="y" chart:name="primary-y" chart:style-name="ch6">
            <chart:title svg:x="0.451cm" svg:y="7.254cm" chart:style-name="ch7">
              <text:p>% tiempo para el consumo de datos</text:p>
            </chart:title>
            <chart:grid chart:style-name="ch8" chart:class="major"/>
          </chart:axis>
          <chart:series chart:style-name="ch9" chart:values-cell-range-address="Sheet1.C9:Sheet1.C16" chart:label-cell-address="Sheet1.C8:Sheet1.C8" chart:class="chart:bar">
            <chart:regression-curve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[%]</text:p>
                <draw:g>
                  <svg:desc>Sheet1.C8:Sheet1.C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9:Sheet1.B16</svg:desc>
                </draw:g>
              </table:table-cell>
              <table:table-cell office:value-type="float" office:value="100">
                <text:p>100</text:p>
                <draw:g>
                  <svg:desc>Sheet1.C9:Sheet1.C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6.5625">
                <text:p>16.56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5.78125">
                <text:p>15.7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draw:stroke="dash" draw:stroke-dash="Fine_20_Dashed"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266cm" svg:height="12.701cm" xlink:href=".." xlink:type="simple" chart:class="chart:bar" chart:style-name="ch1">
        <chart:title svg:x="0.719cm" svg:y="0.389cm" chart:style-name="ch2">
          <text:p>Estimación de tiempos ideales en el consumo de datos según proyecciones teóricas</text:p>
        </chart:title>
        <chart:subtitle svg:x="3.59cm" svg:y="1.464cm" chart:style-name="ch3">
          <text:p>Empleando lecturas paralelas sobre una misma interfaz de red</text:p>
        </chart:subtitle>
        <chart:legend chart:legend-position="bottom" svg:x="4.25cm" svg:y="10.841cm" style:legend-expansion="wide" chart:style-name="ch4"/>
        <chart:plot-area chart:style-name="ch5" table:cell-range-address="Sheet1.O8:Sheet1.Q19" chart:data-source-has-labels="both" svg:x="1.399cm" svg:y="2.405cm" svg:width="16.502cm" svg:height="7.178cm">
          <chartooo:coordinate-region svg:x="2.285cm" svg:y="2.618cm" svg:width="15.616cm" svg:height="6.291cm"/>
          <chart:axis chart:dimension="x" chart:name="primary-x" chart:style-name="ch6" chartooo:axis-type="auto">
            <chartooo:date-scale/>
            <chart:title svg:x="8.126cm" svg:y="9.838cm" chart:style-name="ch7">
              <text:p>Número de Threads</text:p>
            </chart:title>
            <chart:categories table:cell-range-address="Sheet1.O9:Sheet1.O19"/>
          </chart:axis>
          <chart:axis chart:dimension="y" chart:name="primary-y" chart:style-name="ch8">
            <chart:title svg:x="0.451cm" svg:y="8.546cm" chart:style-name="ch9">
              <text:p>% Tiempo para consumo de datos</text:p>
            </chart:title>
            <chart:grid chart:style-name="ch10" chart:class="major"/>
          </chart:axis>
          <chart:series chart:style-name="ch11" chart:values-cell-range-address="Sheet1.P9:Sheet1.P19" chart:label-cell-address="Sheet1.P8:Sheet1.P8" chart:class="chart:bar">
            <chart:regression-curve chart:style-name="ch12"/>
            <chart:data-point chart:repeated="11"/>
          </chart:series>
          <chart:series chart:style-name="ch13" chart:values-cell-range-address="Sheet1.Q9:Sheet1.Q19" chart:label-cell-address="Sheet1.Q8:Sheet1.Q8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Tiempo para consumo de datos</text:p>
                <draw:g>
                  <svg:desc>Sheet1.P8:Sheet1.P8</svg:desc>
                </draw:g>
              </table:table-cell>
              <table:table-cell office:value-type="string">
                <text:p>Costo base de inicialización de procedimientos</text:p>
                <draw:g>
                  <svg:desc>Sheet1.Q8:Sheet1.Q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O9:Sheet1.O19</svg:desc>
                </draw:g>
              </table:table-cell>
              <table:table-cell office:value-type="float" office:value="100">
                <text:p>100</text:p>
                <draw:g>
                  <svg:desc>Sheet1.P9:Sheet1.P19</svg:desc>
                </draw:g>
              </table:table-cell>
              <table:table-cell office:value-type="float" office:value="15">
                <text:p>15</text:p>
                <draw:g>
                  <svg:desc>Sheet1.Q9:Sheet1.Q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.25">
                <text:p>21.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8.125">
                <text:p>18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.0833333333333">
                <text:p>17.08333333333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6.5625">
                <text:p>16.56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6.0416666666667">
                <text:p>16.04166666666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5.78125">
                <text:p>15.7812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